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  <style:font-face style:name="inherit" svg:font-family="inherit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officeooo:rsid="00055c27" officeooo:paragraph-rsid="00055c27" style:font-size-asian="17.5pt" style:font-size-complex="20pt"/>
    </style:style>
    <style:style style:name="T1" style:family="text">
      <style:text-properties officeooo:rsid="00055c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„Sensem życia jest po prostu żyć. <text:span text:style-name="T1">T</text:span>o takie proste i oczywiste, a jednak wszyscy biegają w wielkiej panice, jakby to było konieczne, aby osiągnąć coś poza sobą.” - <text:span text:style-name="T1">Alan Watts</text:span></text:p>
      <text:p text:style-name="P2">Myślę, że jest to dobra postawa, żeby zwolnić czasem i zastanowić się nad sobą. Albo po prostu spojrzeć w niebo jakie piękne jest, spojrzeć gdzie bądź i rozkoszować się tym światem i darem życia.</text:p>
      <text:p text:style-name="P2">Z drugiej strony coś jest ciągnie nas do zdobywania, doświadczania różnych rzeczy, do osiągania swoich celów.</text:p>
      <text:p text:style-name="P2">Może w takim razie uczyńmy nasze życie jako wędrówka i idźmy tym szlakiem cały czas do przodu, nie stójmy w miejscu i nie zamartwiajmy się co było i co będzie, ale co na dany moment możemy zrobić.</text:p>
      <text:p text:style-name="P2"><text:s/>Mógłbym dodać jeszcze aspekt duchowy do tego. Niektóre rzeczy, tematy w życiu sprawiają, że żyję w sprzeczności, że w mojej głowie walczą dwa światy i jeszcze więcej postaci. Ale jedno co jest dla mnie prawdą, jest to, że nic nie powstało z przypadku. Stwórca wykreował ten świat i nas i dał każdemu z osobna jakiś cel tej wędrówki.</text:p>
      <text:p text:style-name="P2"><text:s/>Dlatego też nie warto się nigdy porównywać. Każdy z nas ma mniej lub więcej trudów, inne szlaki do przetarcia.</text:p>
      <text:p text:style-name="P2">Sęk w tym, jak my sami sobie z tym poradzimy, jak potraktujemy przykre sytuacje, czy one nas osłabią, a może są motorem napędowym, który uniesie nas w górę i pozwoli doświadczyć więcej niż jesteśmy sobie w stanie wyobrazić.</text:p>
      <text:p text:style-name="P2"><text:s/>Każdy jest tu po coś i ma cel, tylko trzeba wejść we flow tego życia, dostroić się poprzez praktykę duchową, rozwijać się i żyć, po prostu żyć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8T18:45:46.645000000</dc:date>
    <meta:editing-duration>PT23M36S</meta:editing-duration>
    <meta:editing-cycles>1</meta:editing-cycles>
    <meta:document-statistic meta:table-count="0" meta:image-count="0" meta:object-count="0" meta:page-count="1" meta:paragraph-count="8" meta:word-count="259" meta:character-count="1487" meta:non-whitespace-character-count="1232"/>
    <meta:generator>LibreOffice/7.4.5.1$Windows_X86_64 LibreOffice_project/9c0871452b3918c1019dde9bfac75448afc4b57f</meta:generator>
  </office:meta>
</office:document-meta>
</file>